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57B0000029500000295DA7BA9C109457183.svg" manifest:media-type="image/svg+xml"/>
  <manifest:file-entry manifest:full-path="Pictures/100008AF0000350500003505BA157E68F3CE718B.svg" manifest:media-type="image/svg+xml"/>
  <manifest:file-entry manifest:full-path="Pictures/100002010000001F0000001F297EA954DE53F764.png" manifest:media-type="image/png"/>
  <manifest:file-entry manifest:full-path="Pictures/100002010000028100000281A92BA2E7ACA682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volené">
        <draw:frame draw:style-name="gr1" draw:text-style-name="P1" draw:layer="layout" svg:width="2.7cm" svg:height="2.7cm" svg:x="-0.002cm" svg:y="-0.002cm">
          <draw:image xlink:href="Pictures/100008AF0000350500003505BA157E68F3CE718B.svg" xlink:type="simple" xlink:show="embed" xlink:actuate="onLoad" loext:mime-type="image/svg+xml">
            <text:p/>
          </draw:image>
          <draw:image xlink:href="Pictures/100002010000028100000281A92BA2E7ACA682BB.png" xlink:type="simple" xlink:show="embed" xlink:actuate="onLoad" loext:mime-type="image/png"/>
        </draw:frame>
        <draw:frame draw:style-name="gr1" draw:text-style-name="P1" draw:layer="layout" svg:width="2.25cm" svg:height="2.25cm" svg:x="0.21cm" svg:y="0.21cm">
          <draw:image xlink:href="Pictures/1000057B0000029500000295DA7BA9C109457183.svg" xlink:type="simple" xlink:show="embed" xlink:actuate="onLoad" loext:mime-type="image/svg+xml">
            <text:p/>
          </draw:image>
          <draw:image xlink:href="Pictures/100002010000001F0000001F297EA954DE53F76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cm" fo:margin-bottom="0.11cm" fo:margin-left="0.11cm" fo:margin-right="0.11cm" fo:page-width="2.698cm" fo:page-height="2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8-29T10:03:47.895000000</dc:date>
    <meta:editing-duration>PT14S</meta:editing-duration>
    <meta:editing-cycles>1</meta:editing-cycles>
    <meta:document-statistic meta:object-count="2"/>
    <meta:generator>LibreOffice/6.2.5.2$Windows_x86 LibreOffice_project/1ec314fa52f458adc18c4f025c545a4e8b22c159</meta:generator>
  </office:meta>
</office:document-meta>
</file>